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3.623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1.893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3.002cm"/>
    </style:style>
    <style:style style:name="co7" style:family="table-column">
      <style:table-column-properties fo:break-before="auto" style:column-width="1.274cm"/>
    </style:style>
    <style:style style:name="co8" style:family="table-column">
      <style:table-column-properties fo:break-before="auto" style:column-width="3.655cm"/>
    </style:style>
    <style:style style:name="co9" style:family="table-column">
      <style:table-column-properties fo:break-before="auto" style:column-width="3.036cm"/>
    </style:style>
    <style:style style:name="co10" style:family="table-column">
      <style:table-column-properties fo:break-before="auto" style:column-width="2.41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706cm" fo:break-before="auto" style:use-optimal-row-height="false"/>
    </style:style>
    <style:style style:name="ta1" style:family="table" style:master-page-name="PageStyle_5f_503_20_Comp.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035cm solid #669ccb" style:rotation-angle="0" style:rotation-align="none" style:shrink-to-fit="false" fo:border-top="0.035cm solid #669ccb" style:vertical-align="middle"/>
      <style:paragraph-properties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669ccb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3" style:family="table-cell" style:parent-style-name="Default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035cm solid #000000" fo:background-color="#f5f5f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start" fo:margin-left="1.058cm"/>
    </style:style>
    <style:style style:name="ce17" style:family="table-cell" style:parent-style-name="Default" style:data-style-name="N2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</style:style>
    <style:style style:name="ce18" style:family="table-cell" style:parent-style-name="Default">
      <style:table-cell-properties style:glyph-orientation-vertical="0" fo:border-bottom="0.035cm solid #000000" fo:background-color="#669ccb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669ccb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Default" style:data-style-name="N1">
      <style:table-cell-properties fo:border-bottom="0.035cm solid #000000" style:diagonal-bl-tr="none" style:diagonal-tl-br="none" style:text-align-source="fix" style:repeat-content="false" fo:border-left="none" fo:border-right="0.035cm solid #000000" style:rotation-align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2" office:value-type="string">
            <text:p>Rythme cardiaque au repos</text:p>
          </table:table-cell>
          <table:table-cell table:style-name="ce4" office:value-type="string">
            <text:p>Rythme cardiaque après l'échauffement</text:p>
          </table:table-cell>
          <table:table-cell table:style-name="ce4" office:value-type="string">
            <text:p>Rythme cardiaque à la fin du match</text:p>
          </table:table-cell>
          <table:table-cell/>
          <table:table-cell table:style-name="ce6" office:value-type="string">
            <text:p>TRAVAIL A REALISER: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BERRET</text:p>
          </table:table-cell>
          <table:table-cell office:value-type="string">
            <text:p>Cecilia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PEREIRA</text:p>
          </table:table-cell>
          <table:table-cell office:value-type="string">
            <text:p>Mathys</text:p>
          </table:table-cell>
          <table:table-cell office:value-type="float" office:value="54">
            <text:p>54</text:p>
          </table:table-cell>
          <table:table-cell office:value-type="float" office:value="203">
            <text:p>203</text:p>
          </table:table-cell>
          <table:table-cell office:value-type="float" office:value="222">
            <text:p>222</text:p>
          </table:table-cell>
          <table:table-cell table:style-name="ce5"/>
          <table:table-cell office:value-type="string">
            <text:p>On se propose d'étudier cette série statistique afin de pouvoir l'exploiter par les SVT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ABOH-BOIS </text:p>
          </table:table-cell>
          <table:table-cell office:value-type="string">
            <text:p>Oceane 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RODRIGUES DE AMORIN</text:p>
          </table:table-cell>
          <table:table-cell office:value-type="string">
            <text:p>Leylou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6"/>
          <table:table-cell>
            <draw:frame table:end-cell-address="'503 Comp.'.V19" table:end-x="1.893cm" table:end-y="0.454cm" draw:z-index="0" draw:style-name="gr1" draw:text-style-name="P1" svg:width="15.999cm" svg:height="8.999cm" svg:x="1cm" svg:y="0.312cm">
              <draw:object draw:notify-on-update-of-ranges="'503 Comp.'.I12:'503 Comp.'.I14 '503 Comp.'.J12:'503 Comp.'.J14 '503 Comp.'.K12:'503 Comp.'.K14 '503 Comp.'.L12:'503 Comp.'.L14 '503 Comp.'.M12:'503 Comp.'.M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41"/>
        </table:table-row>
        <table:table-row table:style-name="ro2">
          <table:table-cell office:value-type="string">
            <text:p>G</text:p>
          </table:table-cell>
          <table:table-cell office:value-type="string">
            <text:p>HADDAD</text:p>
          </table:table-cell>
          <table:table-cell office:value-type="string">
            <text:p>Isaac</text:p>
          </table:table-cell>
          <table:table-cell office:value-type="float" office:value="47">
            <text:p>4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BRANCO</text:p>
          </table:table-cell>
          <table:table-cell office:value-type="string">
            <text:p>Lucas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GLAZER</text:p>
          </table:table-cell>
          <table:table-cell office:value-type="string">
            <text:p>Toucayana</text:p>
          </table:table-cell>
          <table:table-cell office:value-type="float" office:value="92">
            <text:p>92</text:p>
          </table:table-cell>
          <table:table-cell office:value-type="float" office:value="143">
            <text:p>143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8"/>
        </table:table-row>
        <table:table-row table:style-name="ro2">
          <table:table-cell office:value-type="string">
            <text:p>F</text:p>
          </table:table-cell>
          <table:table-cell office:value-type="string">
            <text:p>PERROY</text:p>
          </table:table-cell>
          <table:table-cell office:value-type="string">
            <text:p>Mathilde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8"/>
        </table:table-row>
        <table:table-row table:style-name="ro2">
          <table:table-cell office:value-type="string">
            <text:p>G</text:p>
          </table:table-cell>
          <table:table-cell office:value-type="string">
            <text:p>FREIDA</text:p>
          </table:table-cell>
          <table:table-cell office:value-type="string">
            <text:p>Tom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47">
            <text:p>47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GUINARD- -DUBUS</text:p>
          </table:table-cell>
          <table:table-cell office:value-type="string">
            <text:p>Anaëlle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office:value-type="float" office:value="97">
            <text:p>97</text:p>
          </table:table-cell>
          <table:table-cell/>
          <table:table-cell table:style-name="ce7" office:value-type="string">
            <text:p>AU REPO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140</text:p>
          </table:table-cell>
          <table:table-cell table:style-name="ce13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FINOEL</text:p>
          </table:table-cell>
          <table:table-cell office:value-type="string">
            <text:p>Enzo</text:p>
          </table:table-cell>
          <table:table-cell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string">
            <text:p>RIEN</text:p>
          </table:table-cell>
          <table:table-cell/>
          <table:table-cell table:style-name="ce8" office:value-type="string">
            <text:p>Effectif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6">
            <text:p>6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26">
            <text:p>26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POTIRON</text:p>
          </table:table-cell>
          <table:table-cell office:value-type="string">
            <text:p>Samuel-Chaka</text:p>
          </table:table-cell>
          <table:table-cell office:value-type="float" office:value="89">
            <text:p>89</text:p>
          </table:table-cell>
          <table:table-cell office:value-type="float" office:value="116">
            <text:p>116</text:p>
          </table:table-cell>
          <table:table-cell office:value-type="string">
            <text:p>RIEN</text:p>
          </table:table-cell>
          <table:table-cell/>
          <table:table-cell table:style-name="ce9" office:value-type="string">
            <text:p>Fréquence</text:p>
          </table:table-cell>
          <table:table-cell table:style-name="ce15" office:value-type="float" office:value="0.35">
            <text:p>0,35</text:p>
          </table:table-cell>
          <table:table-cell table:style-name="ce15" office:value-type="float" office:value="0.42">
            <text:p>0,42</text:p>
          </table:table-cell>
          <table:table-cell table:style-name="ce15" office:value-type="float" office:value="0.23">
            <text:p>0,23</text:p>
          </table:table-cell>
          <table:table-cell table:number-columns-repeated="2" table:style-name="ce15" office:value-type="float" office:value="0">
            <text:p>0,00</text:p>
          </table:table-cell>
          <table:table-cell table:style-name="ce15" office:value-type="float" office:value="1">
            <text:p>1,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LANCHARD</text:p>
          </table:table-cell>
          <table:table-cell office:value-type="string">
            <text:p>Jules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/>
          <table:table-cell table:style-name="ce10" office:value-type="string">
            <text:p>Fréquence en %</text:p>
          </table:table-cell>
          <table:table-cell table:style-name="ce16" office:value-type="float" office:value="35">
            <text:p>35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23">
            <text:p>23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0" office:value-type="float" office:value="100">
            <text:p>100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LAFARGUE</text:p>
          </table:table-cell>
          <table:table-cell office:value-type="string">
            <text:p>Thomas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68">
            <text:p>68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PINO</text:p>
          </table:table-cell>
          <table:table-cell office:value-type="string">
            <text:p>Clotilde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320">
            <text:p>32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ISMAILI</text:p>
          </table:table-cell>
          <table:table-cell office:value-type="string">
            <text:p>Taha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86">
            <text:p>86</text:p>
          </table:table-cell>
          <table:table-cell/>
          <table:table-cell table:style-name="ce7" office:value-type="string">
            <text:p>APRES</text:p>
          </table:table-cell>
          <table:table-cell table:style-name="ce13" office:value-type="string">
            <text:p>30 &lt; X &lt;=50</text:p>
          </table:table-cell>
          <table:table-cell table:style-name="ce13" office:value-type="string">
            <text:p>50 &lt; X &lt;=70</text:p>
          </table:table-cell>
          <table:table-cell table:style-name="ce13" office:value-type="string">
            <text:p>70 &lt; X &lt;=100</text:p>
          </table:table-cell>
          <table:table-cell table:style-name="ce13" office:value-type="string">
            <text:p>100 &lt; X &lt;=130</text:p>
          </table:table-cell>
          <table:table-cell table:style-name="ce13" office:value-type="string">
            <text:p>130 &lt; X &lt;=140</text:p>
          </table:table-cell>
          <table:table-cell table:style-name="ce13" office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DESPONS</text:p>
          </table:table-cell>
          <table:table-cell office:value-type="string">
            <text:p>Gladys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string">
            <text:p>RIEN</text:p>
          </table:table-cell>
          <table:table-cell/>
          <table:table-cell table:style-name="ce8" office:value-type="string">
            <text:p>Effectif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8">
            <text:p>28</text:p>
          </table:table-cell>
          <table:table-cell table:number-columns-repeated="242"/>
        </table:table-row>
        <table:table-row table:style-name="ro2">
          <table:table-cell office:value-type="string">
            <text:p>G</text:p>
          </table:table-cell>
          <table:table-cell office:value-type="string">
            <text:p>BOCK</text:p>
          </table:table-cell>
          <table:table-cell office:value-type="string">
            <text:p>Carl</text:p>
          </table:table-cell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/>
          <table:table-cell table:style-name="ce9" office:value-type="string">
            <text:p>Fréquence</text:p>
          </table:table-cell>
          <table:table-cell table:style-name="ce15" table:formula="of:=SUM(0/28)" office:value-type="float" office:value="0">
            <text:p>0,00</text:p>
          </table:table-cell>
          <table:table-cell table:style-name="ce15" office:value-type="float" office:value="0">
            <text:p>0,00</text:p>
          </table:table-cell>
          <table:table-cell table:style-name="ce15" table:formula="of:=SUM(8/28)" office:value-type="float" office:value="0.285714285714286">
            <text:p>0,29</text:p>
          </table:table-cell>
          <table:table-cell table:style-name="ce15" table:formula="of:=SUM(12/28)" office:value-type="float" office:value="0.428571428571429">
            <text:p>0,43</text:p>
          </table:table-cell>
          <table:table-cell table:style-name="ce15" table:formula="of:=SUM(1/28)" office:value-type="float" office:value="0.0357142857142857">
            <text:p>0,04</text:p>
          </table:table-cell>
          <table:table-cell table:style-name="ce15" table:formula="of:=+SUM(28/28)" office:value-type="float" office:value="1">
            <text:p>1,00</text:p>
          </table:table-cell>
          <table:table-cell table:number-columns-repeated="242"/>
        </table:table-row>
        <table:table-row table:style-name="ro2">
          <table:table-cell office:value-type="string">
            <text:p>F</text:p>
          </table:table-cell>
          <table:table-cell office:value-type="string">
            <text:p>BOUSSAGUET</text:p>
          </table:table-cell>
          <table:table-cell office:value-type="string">
            <text:p>Capucine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/>
          <table:table-cell table:style-name="ce10" office:value-type="string">
            <text:p>Fréquence en %</text:p>
          </table:table-cell>
          <table:table-cell table:number-columns-repeated="2" table:style-name="ce17" office:value-type="float" office:value="0">
            <text:p>0,00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43">
            <text:p>43</text:p>
          </table:table-cell>
          <table:table-cell table:style-name="ce20" office:value-type="float" office:value="29">
            <text:p>29</text:p>
          </table:table-cell>
          <table:table-cell table:style-name="ce20" office:value-type="float" office:value="100">
            <text:p>100</text:p>
          </table:table-cell>
          <table:table-cell>
            <draw:frame table:end-cell-address="'503 Comp.'.V35" table:end-x="2.056cm" table:end-y="0.259cm" draw:z-index="1" draw:style-name="gr1" draw:text-style-name="P1" svg:width="15.999cm" svg:height="8.989cm" svg:x="1.163cm" svg:y="0.105cm">
              <draw:object draw:notify-on-update-of-ranges="'503 Comp.'.I18:'503 Comp.'.I20 '503 Comp.'.J18:'503 Comp.'.J20 '503 Comp.'.K18:'503 Comp.'.K20 '503 Comp.'.L18:'503 Comp.'.L20 '503 Comp.'.M18:'503 Comp.'.M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41"/>
        </table:table-row>
        <table:table-row table:style-name="ro2">
          <table:table-cell office:value-type="string">
            <text:p>F</text:p>
          </table:table-cell>
          <table:table-cell office:value-type="string">
            <text:p>CHIGNAGUET</text:p>
          </table:table-cell>
          <table:table-cell office:value-type="string">
            <text:p>Anna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143">
            <text:p>143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PENAGOS</text:p>
          </table:table-cell>
          <table:table-cell office:value-type="string">
            <text:p>Mathis</text:p>
          </table:table-cell>
          <table:table-cell office:value-type="float" office:value="39">
            <text:p>39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number-columns-repeated="250"/>
        </table:table-row>
        <table:table-row table:style-name="ro2">
          <table:table-cell office:value-type="string">
            <text:p>F</text:p>
          </table:table-cell>
          <table:table-cell office:value-type="string">
            <text:p>EPOUPA</text:p>
          </table:table-cell>
          <table:table-cell office:value-type="string">
            <text:p>Nawal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250"/>
        </table:table-row>
        <table:table-row table:style-name="ro2">
          <table:table-cell office:value-type="string">
            <text:p>G</text:p>
          </table:table-cell>
          <table:table-cell office:value-type="string">
            <text:p>VILEO-BOYER</text:p>
          </table:table-cell>
          <table:table-cell office:value-type="string">
            <text:p>Hugo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/>
          <table:table-cell table:style-name="ce11" office:value-type="string">
            <text:p>MOYENNE</text:p>
          </table:table-cell>
          <table:table-cell table:style-name="ce18" office:value-type="string">
            <text:p>Au repos </text:p>
          </table:table-cell>
          <table:table-cell table:style-name="ce18" office:value-type="string">
            <text:p>Après échauffement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AUZARD</text:p>
          </table:table-cell>
          <table:table-cell office:value-type="string">
            <text:p>Victor</text:p>
          </table:table-cell>
          <table:table-cell office:value-type="float" office:value="55">
            <text:p>5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/>
          <table:table-cell table:style-name="ce12" office:value-type="string">
            <text:p>Moyenne Garçon</text:p>
          </table:table-cell>
          <table:table-cell table:style-name="ce19" office:value-type="float" office:value="54">
            <text:p>54</text:p>
          </table:table-cell>
          <table:table-cell table:style-name="ce19" office:value-type="float" office:value="114">
            <text:p>114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GUYOT</text:p>
          </table:table-cell>
          <table:table-cell office:value-type="string">
            <text:p>Nael</text:p>
          </table:table-cell>
          <table:table-cell office:value-type="float" office:value="44">
            <text:p>44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/>
          <table:table-cell table:style-name="ce12" office:value-type="string">
            <text:p>Moyenne Fille</text:p>
          </table:table-cell>
          <table:table-cell table:style-name="ce19" office:value-type="float" office:value="69">
            <text:p>69</text:p>
          </table:table-cell>
          <table:table-cell table:style-name="ce19" office:value-type="float" office:value="140">
            <text:p>140</text:p>
          </table:table-cell>
          <table:table-cell table:number-columns-repeated="246"/>
        </table:table-row>
        <table:table-row table:style-name="ro2">
          <table:table-cell office:value-type="string">
            <text:p>G</text:p>
          </table:table-cell>
          <table:table-cell office:value-type="string">
            <text:p>TRAVERS</text:p>
          </table:table-cell>
          <table:table-cell office:value-type="string">
            <text:p>Raphael</text:p>
          </table:table-cell>
          <table:table-cell office:value-type="float" office:value="36">
            <text:p>36</text:p>
          </table:table-cell>
          <table:table-cell office:value-type="float" office:value="71">
            <text:p>71</text:p>
          </table:table-cell>
          <table:table-cell office:value-type="float" office:value="91">
            <text:p>91</text:p>
          </table:table-cell>
          <table:table-cell/>
          <table:table-cell table:style-name="ce12" office:value-type="string">
            <text:p>Moyenne classe</text:p>
          </table:table-cell>
          <table:table-cell table:style-name="ce19" office:value-type="float" office:value="60">
            <text:p>60</text:p>
          </table:table-cell>
          <table:table-cell table:style-name="ce19" office:value-type="float" office:value="123">
            <text:p>123</text:p>
          </table:table-cell>
          <table:table-cell table:number-columns-repeated="246"/>
        </table:table-row>
        <table:table-row table:style-name="ro2">
          <table:table-cell office:value-type="string">
            <text:p>F</text:p>
          </table:table-cell>
          <table:table-cell office:value-type="string">
            <text:p>AUDUBERT</text:p>
          </table:table-cell>
          <table:table-cell office:value-type="string">
            <text:p>Coralie</text:p>
          </table:table-cell>
          <table:table-cell table:number-columns-repeated="253"/>
        </table:table-row>
        <table:table-row table:style-name="ro2">
          <table:table-cell office:value-type="string">
            <text:p>F</text:p>
          </table:table-cell>
          <table:table-cell office:value-type="string">
            <text:p>CHAMPEAU EL ALAMI</text:p>
          </table:table-cell>
          <table:table-cell office:value-type="string">
            <text:p>Soumeya</text:p>
          </table:table-cell>
          <table:table-cell table:number-columns-repeated="253"/>
        </table:table-row>
        <table:table-row table:style-name="ro3">
          <table:table-cell table:number-columns-repeated="3"/>
          <table:table-cell table:style-name="Default" table:number-columns-repeated="3"/>
          <table:table-cell table:number-columns-repeated="250"/>
        </table:table-row>
      </table:table>
      <table:database-ranges>
        <table:database-range table:target-range-address="'503 Comp.'.A1:'503 Comp.'.F2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 </number:text>
    </number:number-style>
    <number:number-style style:name="N109">
      <number:text>(</number:text>
      <number:number number:decimal-places="0" number:min-integer-digits="1" number:grouping="true"/>
      <number:text> €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 </number:text>
    </number:number-style>
    <number:number-style style:name="N110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 </number:text>
    </number:number-style>
    <number:number-style style:name="N112">
      <number:text>(</number:text>
      <number:number number:decimal-places="2" number:min-integer-digits="1" number:grouping="true"/>
      <number:text> €)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 </number:text>
    </number:number-style>
    <number:number-style style:name="N113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 (</number:text>
      <number:number number:decimal-places="0" number:min-integer-digits="1" number:grouping="true"/>
      <number:text>)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 (</number:text>
      <number:number number:decimal-places="2" number:min-integer-digits="1" number:grouping="true"/>
      <number:text>)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€ </number:text>
    </number:number-style>
    <number:number-style style:name="N133P1" style:volatile="true">
      <number:text> (</number:text>
      <number:number number:decimal-places="2" number:min-integer-digits="1" number:grouping="true"/>
      <number:text>) € </number:text>
    </number:number-style>
    <number:number-style style:name="N133P2" style:volatile="true">
      <number:text> -</number:text>
      <number:number number:decimal-places="0" number:min-integer-digits="0"/>
      <number:text> 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 € </number:text>
    </number:number-style>
    <number:number-style style:name="N147P1" style:volatile="true">
      <number:text>-</number:text>
      <number:number number:decimal-places="0" number:min-integer-digits="1" number:grouping="true"/>
      <number:text> € </number:text>
    </number:number-style>
    <number:number-style style:name="N147P2" style:volatile="true">
      <number:text> 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€ </number:text>
    </number:number-style>
    <number:number-style style:name="N155P1" style:volatile="true">
      <number:text>-</number:text>
      <number:number number:decimal-places="2" number:min-integer-digits="1" number:grouping="true"/>
      <number:text> € </number:text>
    </number:number-style>
    <number:number-style style:name="N155P2" style:volatile="true">
      <number:text> -</number:text>
      <number:number number: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/11/2016</text:date>, <text:time>13:2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Isaac Haddad</dc:creator>
    <dc:date>2016-11-27T13:23:01.92</dc:date>
    <meta:print-date>2016-10-08T15:38:03</meta:print-date>
    <meta:generator>OpenOffice/4.1.3$Win32 OpenOffice.org_project/413m1$Build-9783</meta:generator>
    <meta:editing-duration>PT12M12S</meta:editing-duration>
    <meta:editing-cycles>1</meta:editing-cycles>
    <meta:document-statistic meta:table-count="1" meta:cell-count="2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14cm" style:legend-expansion="high" chart:style-name="ch2"/>
        <chart:plot-area chart:style-name="ch3" table:cell-range-address="'503 Comp.'.I12:'503 Comp.'.M14" svg:x="0.727cm" svg:y="0.754cm" svg:width="11.777cm" svg:height="7.72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44cm" svg:y="0.754cm" svg:width="11.365cm" svg:height="7.0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503 Comp.'.I12:'503 Comp.'.I14" chart:class="chart:bar">
            <chart:data-point chart:repeated="3"/>
          </chart:series>
          <chart:series chart:style-name="ch9" chart:values-cell-range-address="'503 Comp.'.J12:'503 Comp.'.J14" chart:class="chart:bar">
            <chart:data-point chart:repeated="3"/>
          </chart:series>
          <chart:series chart:style-name="ch10" chart:values-cell-range-address="'503 Comp.'.K12:'503 Comp.'.K14" chart:class="chart:bar">
            <chart:data-point chart:repeated="3"/>
          </chart:series>
          <chart:series chart:style-name="ch11" chart:values-cell-range-address="'503 Comp.'.L12:'503 Comp.'.L14" chart:class="chart:bar">
            <chart:data-point chart:repeated="3"/>
          </chart:series>
          <chart:series chart:style-name="ch12" chart:values-cell-range-address="'503 Comp.'.M12:'503 Comp.'.M14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503 Comp.'.I12:'503 Comp.'.I14</svg:desc>
                </draw:g>
              </table:table-cell>
              <table:table-cell office:value-type="float" office:value="11">
                <text:p>11</text:p>
                <draw:g>
                  <svg:desc>'503 Comp.'.J12:'503 Comp.'.J14</svg:desc>
                </draw:g>
              </table:table-cell>
              <table:table-cell office:value-type="float" office:value="6">
                <text:p>6</text:p>
                <draw:g>
                  <svg:desc>'503 Comp.'.K12:'503 Comp.'.K14</svg:desc>
                </draw:g>
              </table:table-cell>
              <table:table-cell office:value-type="float" office:value="0">
                <text:p>0</text:p>
                <draw:g>
                  <svg:desc>'503 Comp.'.L12:'503 Comp.'.L14</svg:desc>
                </draw:g>
              </table:table-cell>
              <table:table-cell office:value-type="float" office:value="0">
                <text:p>0</text:p>
                <draw:g>
                  <svg:desc>'503 Comp.'.M12:'503 Comp.'.M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42">
                <text:p>0.4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cm" xlink:href=".." xlink:type="simple" chart:class="chart:bar" chart:style-name="ch1">
        <chart:legend chart:legend-position="end" svg:x="13.605cm" svg:y="3.135cm" style:legend-expansion="high" chart:style-name="ch2"/>
        <chart:plot-area chart:style-name="ch3" table:cell-range-address="'503 Comp.'.I18:'503 Comp.'.M20" svg:x="0.77cm" svg:y="0.851cm" svg:width="12.195cm" svg:height="7.54cm">
          <chartooo:coordinate-region svg:x="1.391cm" svg:y="1.063cm" svg:width="11.574cm" svg:height="6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3 Comp.'.I18:'503 Comp.'.I20" chart:class="chart:bar">
            <chart:data-point chart:repeated="3"/>
          </chart:series>
          <chart:series chart:style-name="ch8" chart:values-cell-range-address="'503 Comp.'.J18:'503 Comp.'.J20" chart:class="chart:bar">
            <chart:data-point chart:repeated="3"/>
          </chart:series>
          <chart:series chart:style-name="ch9" chart:values-cell-range-address="'503 Comp.'.K18:'503 Comp.'.K20" chart:class="chart:bar">
            <chart:data-point chart:repeated="3"/>
          </chart:series>
          <chart:series chart:style-name="ch10" chart:values-cell-range-address="'503 Comp.'.L18:'503 Comp.'.L20" chart:class="chart:bar">
            <chart:data-point chart:repeated="3"/>
          </chart:series>
          <chart:series chart:style-name="ch11" chart:values-cell-range-address="'503 Comp.'.M18:'503 Comp.'.M2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3 Comp.'.I18:'503 Comp.'.I20</svg:desc>
                </draw:g>
              </table:table-cell>
              <table:table-cell office:value-type="float" office:value="0">
                <text:p>0</text:p>
                <draw:g>
                  <svg:desc>'503 Comp.'.J18:'503 Comp.'.J20</svg:desc>
                </draw:g>
              </table:table-cell>
              <table:table-cell office:value-type="float" office:value="8">
                <text:p>8</text:p>
                <draw:g>
                  <svg:desc>'503 Comp.'.K18:'503 Comp.'.K20</svg:desc>
                </draw:g>
              </table:table-cell>
              <table:table-cell office:value-type="float" office:value="12">
                <text:p>12</text:p>
                <draw:g>
                  <svg:desc>'503 Comp.'.L18:'503 Comp.'.L20</svg:desc>
                </draw:g>
              </table:table-cell>
              <table:table-cell office:value-type="float" office:value="1">
                <text:p>1</text:p>
                <draw:g>
                  <svg:desc>'503 Comp.'.M18:'503 Comp.'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